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Helvetica Neue', Helvetica, Arial, sans-serif"/>
  </office:font-face-decls>
  <office:automatic-styles>
    <style:style style:name="P1" style:family="paragraph" style:parent-style-name="Standard">
      <style:text-properties officeooo:rsid="00061ad0" officeooo:paragraph-rsid="00076a89"/>
    </style:style>
    <style:style style:name="P2" style:family="paragraph" style:parent-style-name="Standard">
      <style:text-properties officeooo:rsid="00061ad0" officeooo:paragraph-rsid="0008a036"/>
    </style:style>
    <style:style style:name="P3" style:family="paragraph" style:parent-style-name="Text_20_body">
      <style:paragraph-properties fo:margin-left="0cm" fo:margin-right="0cm" fo:margin-top="0cm" fo:margin-bottom="0.212cm" style:contextual-spacing="false" fo:line-height="140%" fo:text-align="start"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212cm" style:contextual-spacing="false" fo:line-height="140%"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5" style:family="paragraph" style:parent-style-name="Text_20_body">
      <style:paragraph-properties fo:margin-left="0cm" fo:margin-right="0cm" fo:margin-top="0cm" fo:margin-bottom="0.212cm" style:contextual-spacing="false" fo:line-height="140%"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rsid="0004e87f" officeooo:paragraph-rsid="0004e87f"/>
    </style:style>
    <style:style style:name="P6" style:family="paragraph" style:parent-style-name="Text_20_body">
      <style:paragraph-properties fo:margin-left="0cm" fo:margin-right="0cm" fo:margin-top="0cm" fo:margin-bottom="0.212cm" style:contextual-spacing="false" fo:line-height="140%"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rsid="00051dd6" officeooo:paragraph-rsid="00051dd6"/>
    </style:style>
    <style:style style:name="P7" style:family="paragraph" style:parent-style-name="Standard">
      <style:text-properties officeooo:rsid="0008a036" officeooo:paragraph-rsid="0008a036"/>
    </style:style>
    <style:style style:name="P8" style:family="paragraph" style:parent-style-name="Standard">
      <style:text-properties officeooo:rsid="000a0e70" officeooo:paragraph-rsid="000a0e70"/>
    </style:style>
    <style:style style:name="T1" style:family="text">
      <style:text-properties fo:font-variant="normal" fo:text-transform="none" fo:color="#000000" loext:opacity="100%" style:font-name="verdana" fo:font-size="7.80000019073486pt" fo:letter-spacing="normal" fo:font-style="normal" fo:font-weight="normal"/>
    </style:style>
    <style:style style:name="T2"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3" style:family="text">
      <style:text-properties officeooo:rsid="00076a89"/>
    </style:style>
    <style:style style:name="T4" style:family="text">
      <style:text-properties officeooo:rsid="0008a0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1. Die Gründe dafür, dass meine Lernenden Deutsch / weitere Sprachen </text:span><text:a xlink:type="simple" xlink:href="https://lernen.goethe.de/moodle/mod/glossary/showentry.php?eid=1861812&amp;displayformat=dictionary" text:style-name="Internet_20_link" text:visited-style-name="Visited_20_Internet_20_Link"><text:span text:style-name="T2">lernen</text:span></text:a><text:span text:style-name="T1">, sind: …</text:span></text:p>
      <text:p text:style-name="P5">Meine Lernenden sind Koreaner und interessieren sich oft für Deutschland als Land (z.B. angeregt durch TV Reise-Sendungen, Fußball, Geschichte oder Literatur). Meistens besteht Interesse einer Reise oder längerer Aufenthalt in Deutschland. </text:p>
      <text:p text:style-name="P3"><text:span text:style-name="T1">2. Die Sprachen, die meine Lernenden </text:span><text:a xlink:type="simple" xlink:href="https://lernen.goethe.de/moodle/mod/glossary/showentry.php?eid=1861812&amp;displayformat=dictionary" text:style-name="Internet_20_link" text:visited-style-name="Visited_20_Internet_20_Link"><text:span text:style-name="T2">lernen</text:span></text:a><text:span text:style-name="T1">, und denen sie in ihrem Umfeld begegnen, sind:</text:span></text:p>
      <text:p text:style-name="P6">Die Muttersprache meiner Lernenden ist Koreanisch und sie beherrschen Englisch als Fremdsprache auf unterschiedlichen Level (passabel bis fließend). Manche haben darüber hinaus auch Kenntnisse anderer Sprachen (Chinesisch, Japanisch, Französisch).</text:p>
      <text:p text:style-name="P3"><text:span text:style-name="T1">3. Meine Lernenden sind … Jahre alt und </text:span><text:a xlink:type="simple" xlink:href="https://lernen.goethe.de/moodle/mod/glossary/showentry.php?eid=1861812&amp;displayformat=dictionary" text:style-name="Internet_20_link" text:visited-style-name="Visited_20_Internet_20_Link"><text:span text:style-name="T2">lernen</text:span></text:a><text:span text:style-name="T1"> erfolgreich Deutsch, wenn sie …</text:span></text:p>
      <text:p text:style-name="P6">Die Lernenden sind meist in ihren Zwanzigern, die Alterspanne beträgt 20-40 Jahre. Sie lernen erfolgreich Deutsch, wenn sie konstant dabei bleiben, regelmäßig üben und vor allem Sprechen üben. Das Sprachen Lernen in Korea folgt einem anderen Modell als in Europa. Daraus folgt, dass viele Lernenden „auf dem Papier“ gute Sprachkenntnisse besitzen, aber Probleme haben, diese anzuwenden, da die Sprachpraxis fehlt. Ich habe beobachtet, dass diejenigen mit sehr guten Sprachkenntnissen, meist einen längeren Aufenthalt in Deutschland hatten und oftmals in Deutschland einem intensiven Deutschsprachkurs besuchten.</text:p>
      <text:p text:style-name="P4">4. In meinem Kontext wirken sich die folgenden sprachenpolitischen Konzepte auf den Fremdsprachenunterricht aus: ...</text:p>
      <text:p text:style-name="P1">Bisher habe ich nur vereinzelt <text:span text:style-name="T4">privates </text:span>Tutoring betrieben. <text:span text:style-name="T3">Ich lebe in Korea und möchte künftig hier als Deutschlehrerin für Erwachsene arbeiten.</text:span></text:p>
      <text:p text:style-name="P2"><text:span text:style-name="T3">Europäische Sprachpolitik hat demnach in meinem Fall keinerlei Einfluss. Der koreanische Lehrstil ist generell eher fokussiert auf Beherrschung der Grammatik und umfangreicher Kenntnis an Vokabeln. </text:span><text:span text:style-name="T4">Das eigentliche Kommunizieren auf der Fremdsprache steht nicht im Fokus.</text:span><text:span text:style-name="T3"> Insbesondere bei höheren Sprachlevels </text:span><text:span text:style-name="T4">beherrschen die Lernenden sehr anspruchsvolle Vokabeln, die aber in der Praxis kaum bis keine Anwendung finden und selbst für mich z.T. exotisch sind. Viele meiner Lernenden haben Schwierigkeiten, ihre Sprachkenntnisse in der Praxis anzuwenden. Hörverstehen ist meist deutlich schlechter als Lesen und Schreiben. Und das Sprechen selbst ist durch fehlende Praxis meist die mit Abstand größte Baustelle.</text:span></text:p>
      <text:p text:style-name="P7">Die Aussprache ist jedoch meist hervorragend, hierauf achten die Lernenden ganz besonders und fragen häufig nach der korrekten Aussprache und üben diese fleißig.</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2:54:32.554000000</meta:creation-date>
    <dc:date>2023-05-31T13:36:46.812000000</dc:date>
    <meta:editing-duration>PT41M27S</meta:editing-duration>
    <meta:editing-cycles>6</meta:editing-cycles>
    <meta:generator>LibreOffice/7.5.3.2$Windows_X86_64 LibreOffice_project/9f56dff12ba03b9acd7730a5a481eea045e468f3</meta:generator>
    <meta:document-statistic meta:table-count="0" meta:image-count="0" meta:object-count="0" meta:page-count="1" meta:paragraph-count="10" meta:word-count="342" meta:character-count="2484" meta:non-whitespace-character-count="2151"/>
  </office:meta>
</office:document-meta>
</file>